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, Helvetica, sans-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style:font-size-asian="12pt" style:font-size-complex="12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198in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198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/>
    </style:style>
    <style:style style:name="P5" style:family="paragraph" style:parent-style-name="Text_20_body" style:master-page-name="Standard">
      <style:paragraph-properties fo:margin-left="0in" fo:margin-right="0in" fo:margin-top="0in" fo:margin-bottom="0in" style:contextual-spacing="false" style:line-height-at-least="0.198in" fo:orphans="2" fo:widows="2" fo:text-indent="0in" style:auto-text-indent="false" style:page-number="auto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officeooo:rsid="0009c64d" style:font-size-asian="12pt" style:font-style-asian="normal" style:font-weight-asian="normal" style:font-size-complex="12pt"/>
    </style:style>
    <style:style style:name="T3" style:family="text">
      <style:text-properties officeooo:rsid="0009c6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__DdeLink__182_567245229"/><text:span text:style-name="T1">Chorus<text:line-break/>Kuna dawa, Kuna dawa </text:span><text:span text:style-name="Strong_20_Emphasis"><text:span text:style-name="T1"> x4</text:span></text:span><text:span text:style-name="Strong_20_Emphasis"><text:span text:style-name="T2">\n\n</text:span></text:span></text:p>
      <text:p text:style-name="P3"><text:span text:style-name="T1">Verse 1:</text:span><text:span text:style-name="T2">\n</text:span><text:span text:style-name="T1"><text:line-break/>Nayatangazia Mataifa</text:span><text:span text:style-name="T2">\n</text:span><text:span text:style-name="T1"><text:line-break/>Kuna dawa na waipokee</text:span><text:span text:style-name="T2">\n</text:span><text:span text:style-name="T1"><text:line-break/>Dawa ni Kumpokea Yesu</text:span><text:span text:style-name="T2">\n</text:span><text:span text:style-name="T1"><text:line-break/>Oh Kuna dawa</text:span><text:span text:style-name="Strong_20_Emphasis"><text:span text:style-name="T2">\n</text:span></text:span><text:span text:style-name="T1"><text:line-break/></text:span><text:span text:style-name="Emphasis"><text:span text:style-name="T1">(repeat)</text:span></text:span><text:span text:style-name="Emphasis"><text:span text:style-name="T2">\n\n</text:span></text:span></text:p>
      <text:p text:style-name="P3"><text:span text:style-name="Strong_20_Emphasis"><text:span text:style-name="T1">(Chorus)</text:span></text:span><text:span text:style-name="Strong_20_Emphasis"><text:span text:style-name="T2">\n\n</text:span></text:span></text:p>
      <text:p text:style-name="P3"><text:span text:style-name="T1">Verse 2:</text:span><text:span text:style-name="T2">\n</text:span><text:span text:style-name="T1"><text:line-break/>Pokea dawa bila malipo</text:span><text:span text:style-name="Strong_20_Emphasis"><text:span text:style-name="T2">\n</text:span></text:span><text:span text:style-name="T1"><text:line-break/>Yaponya roho na pia mwil</text:span><text:span text:style-name="Strong_20_Emphasis"><text:span text:style-name="T2">i\n</text:span></text:span><text:span text:style-name="T1"><text:line-break/>Yaondoa dhiki na laana</text:span><text:span text:style-name="Strong_20_Emphasis"><text:span text:style-name="T2">\n</text:span></text:span><text:span text:style-name="T1"><text:line-break/>Oh, kuna dawa</text:span><text:span text:style-name="Strong_20_Emphasis"><text:span text:style-name="T2">\n</text:span></text:span><text:span text:style-name="T1"><text:line-break/></text:span><text:span text:style-name="Emphasis"><text:span text:style-name="T1">(repeat)</text:span></text:span><text:span text:style-name="Emphasis"><text:span text:style-name="T2">\n\n</text:span></text:span></text:p>
      <text:p text:style-name="P4">(Chorus)<text:span text:style-name="T3">\n\n</text:span></text:p>
      <text:p text:style-name="P3"><text:span text:style-name="T1">Verse 3:</text:span><text:span text:style-name="T2">\n</text:span><text:span text:style-name="T1"><text:line-break/>Nawasihi wote mnywe dawa</text:span><text:span text:style-name="Strong_20_Emphasis"><text:span text:style-name="T2">\n</text:span></text:span><text:span text:style-name="T1"><text:line-break/>Wazee kwa vijana tunywe dawa</text:span><text:span text:style-name="Strong_20_Emphasis"><text:span text:style-name="T2">\n</text:span></text:span><text:span text:style-name="T1"><text:line-break/>Watoto pia wapewe dawa</text:span><text:span text:style-name="Strong_20_Emphasis"><text:span text:style-name="T2">\n</text:span></text:span><text:span text:style-name="T1"><text:line-break/>Oh, kuna dawa</text:span><text:span text:style-name="Strong_20_Emphasis"><text:span text:style-name="T2">\n</text:span></text:span><text:span text:style-name="T1"><text:line-break/></text:span><text:span text:style-name="Emphasis"><text:span text:style-name="T1">(repeat)</text:span></text:span><text:span text:style-name="Emphasis"><text:span text:style-name="T2">\n</text:span></text:span></text:p>
      <text:p text:style-name="P4">(Chorus)<text:span text:style-name="T3">\n</text:span></text:p>
      <text:p text:style-name="P1"><text:bookmark-end text:name="__DdeLink__182_567245229"/></text:p>
      <text:p text:style-name="P2">References</text:p>
      <text:p text:style-name="Standard"><text:a xlink:type="simple" xlink:href="https://africangospellyrics.wordpress.com/2011/02/22/kuna-dawa-lyrics-by-esther-wahome-with-english-translation/"><text:span text:style-name="Internet_20_link">https://africangospellyrics.wordpress.com/2011/02/22/kuna-dawa-lyrics-by-esther-wahome-with-english-translation/</text:span></text:a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, Helvetica, sans-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8:21:21</meta:creation-date>
    <dc:language>en-US</dc:language>
    <dc:date>2016-03-06T13:27:59.198515312</dc:date>
    <meta:editing-cycles>2</meta:editing-cycles>
    <meta:editing-duration>PT11S</meta:editing-duration>
    <meta:generator>LibreOffice/4.2.8.2$Linux_X86_64 LibreOffice_project/420m0$Build-2</meta:generator>
    <meta:document-statistic meta:table-count="0" meta:image-count="0" meta:object-count="0" meta:page-count="2" meta:paragraph-count="9" meta:word-count="65" meta:character-count="539" meta:non-whitespace-character-count="480"/>
  </office:meta>
</office:document-meta>
</file>